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4.233cm"/>
    </style:style>
    <style:style style:name="Tableau4.C" style:family="table-column">
      <style:table-column-properties style:column-width="2.778cm"/>
    </style:style>
    <style:style style:name="Tableau4.D" style:family="table-column">
      <style:table-column-properties style:column-width="6.50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9" style:family="paragraph" style:parent-style-name="Standard">
      <style:paragraph-properties fo:text-align="center" style:justify-single-word="false" fo:break-before="page"/>
    </style:style>
    <style:style style:name="P10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Heading_20_1" style:list-style-name="">
      <style:paragraph-properties fo:text-align="start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Auteurs :</text:h>
      <text:p text:style-name="P10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8">Auteurs</text:p>
          </table:table-cell>
          <table:table-cell table:style-name="Auteurs.A1" office:value-type="string">
            <text:p text:style-name="P8">Approbateurs</text:p>
          </table:table-cell>
          <table:table-cell table:style-name="Auteurs.C1" office:value-type="string">
            <text:p text:style-name="P8">Validation</text:p>
          </table:table-cell>
        </table:table-row>
        <table:table-row>
          <table:table-cell table:style-name="Auteurs.A2" office:value-type="string">
            <text:p text:style-name="P4">Jeremy Vaz Borges</text:p>
            <text:p text:style-name="P4">Anthony Devin</text:p>
            <text:p text:style-name="P5">Antonin Aillaud</text:p>
          </table:table-cell>
          <table:table-cell table:style-name="Auteurs.A2" office:value-type="string">
            <text:p text:style-name="P4">Guillaume Rasolo</text:p>
            <text:p text:style-name="P4">Sebastien Melotte</text:p>
            <text:p text:style-name="P5">Johnny Mickael</text:p>
          </table:table-cell>
          <table:table-cell table:style-name="Auteurs.C2" office:value-type="string">
            <text:p text:style-name="P8"/>
          </table:table-cell>
        </table:table-row>
      </table:table>
      <text:p text:style-name="P10"/>
      <text:p text:style-name="P10">Diffusion :</text:p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Diffusion</text:p>
          </table:table-cell>
          <table:table-cell table:style-name="Tableau2.B1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B2" office:value-type="string">
            <text:p text:style-name="P8"/>
          </table:table-cell>
        </table:table-row>
      </table:table>
      <text:p text:style-name="P10"/>
      <text:p text:style-name="P10">Documents de référence :</text:p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/>
          </table:table-cell>
          <table:table-cell table:style-name="Tableau3.B1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B2" office:value-type="string">
            <text:p text:style-name="P8"/>
          </table:table-cell>
        </table:table-row>
      </table:table>
      <text:p text:style-name="P10"/>
      <text:p text:style-name="P10">Historique :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8">N° version</text:p>
          </table:table-cell>
          <table:table-cell table:style-name="Tableau4.A1" office:value-type="string">
            <text:p text:style-name="P8">Auteur</text:p>
          </table:table-cell>
          <table:table-cell table:style-name="Tableau4.A1" office:value-type="string">
            <text:p text:style-name="P8">Date</text:p>
          </table:table-cell>
          <table:table-cell table:style-name="Tableau4.D1" office:value-type="string">
            <text:p text:style-name="P8">Historique des évolutions</text:p>
          </table:table-cell>
        </table:table-row>
        <table:table-row>
          <table:table-cell table:style-name="Tableau4.A2" office:value-type="string">
            <text:p text:style-name="P8">1.0</text:p>
          </table:table-cell>
          <table:table-cell table:style-name="Tableau4.A2" office:value-type="string">
            <text:p text:style-name="P4">Jeremy Vaz Borges</text:p>
            <text:p text:style-name="P4">Anthony Devin</text:p>
            <text:p text:style-name="P5">Antonin Aillaud</text:p>
          </table:table-cell>
          <table:table-cell table:style-name="Tableau4.A2" office:value-type="string">
            <text:p text:style-name="P8">18/09/13</text:p>
          </table:table-cell>
          <table:table-cell table:style-name="Tableau4.D2" office:value-type="string">
            <text:p text:style-name="P8"/>
          </table:table-cell>
        </table:table-row>
      </table:table>
      <text:p text:style-name="P10"/>
      <text:p text:style-name="P9"/>
      <text:p text:style-name="P3"/>
      <text:p text:style-name="P3"/>
      <text:p text:style-name="P3"/>
      <text:p text:style-name="P3"/>
      <text:p text:style-name="P4">Sont présents : Jeremy Vaz Borges</text:p>
      <text:p text:style-name="P4"><text:tab/><text:tab/>Anthony Devin</text:p>
      <text:p text:style-name="P4"><text:tab/><text:tab/>Antonin Aillaud</text:p>
      <text:p text:style-name="P4"><text:tab/><text:tab/>Guillaume Rasolo</text:p>
      <text:p text:style-name="P4"><text:tab/><text:tab/>Sebastien Melotte</text:p>
      <text:p text:style-name="P4"><text:tab/><text:tab/>Johnny Mickael</text:p>
      <text:p text:style-name="P4"><text:tab/><text:tab/>Le Client de la société CuisinAvenir</text:p>
      <text:p text:style-name="P4"/>
      <text:p text:style-name="P4"/>
      <text:p text:style-name="P4"/>
      <text:p text:style-name="P4">La réunion est animée par Anthony Devin .</text:p>
      <text:p text:style-name="P4"/>
      <text:p text:style-name="P4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7">Ordre du jour</text:p>
          </table:table-cell>
          <table:table-cell table:style-name="Tableau1.A1" office:value-type="string">
            <text:p text:style-name="P7">Résumé des discussions</text:p>
          </table:table-cell>
          <table:table-cell table:style-name="Tableau1.C1" office:value-type="string">
            <text:p text:style-name="P7">Suite à donner délai</text:p>
          </table:table-cell>
        </table:table-row>
        <table:table-row>
          <table:table-cell table:style-name="Tableau1.A2" office:value-type="string">
            <text:p text:style-name="P6">1- Attente du Client</text:p>
          </table:table-cell>
          <table:table-cell table:style-name="Tableau1.A2" office:value-type="string">
            <text:p text:style-name="P6">Informatisation presque total de son activité avec gestion de la production , des stocks , des commandes clients , des délais , des commandes fournisseur , des prix de vente à l'aide de divers statistiques tout en garantissant une bonne qualité général . 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2- Moyens techniques </text:p>
          </table:table-cell>
          <table:table-cell table:style-name="Tableau1.A2" office:value-type="string">
            <text:p text:style-name="P6">Le client souhaite faire appel à un hébergeur permettant un suivi (Maintenance , installation …) lui assurant ainsi une qualité optimale de service .</text:p>
            <text:p text:style-name="P6"><text:s/>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3-Livraison</text:p>
          </table:table-cell>
          <table:table-cell table:style-name="Tableau1.A2" office:value-type="string">
            <text:p text:style-name="P6">Optimisation des délais de livraison . Livraison dans la France entière suivant deux modes de livraison: livraison en kit , livraison plus montage limité à la région .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4-Production</text:p>
          </table:table-cell>
          <table:table-cell table:style-name="Tableau1.A2" office:value-type="string">
            <text:p text:style-name="P6">Optimisation de la production en fonction des stocks , des commandes en cours , en mettant en place des priorités à fin d'assurer les délais de livraison.</text:p>
            <text:p text:style-name="P6"><text:soft-page-break/>Délai de livraison calculé en fonction de la somme des délais de production de chaque éléments de la cuisine plus une marge. 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5-Gestion des stocks</text:p>
          </table:table-cell>
          <table:table-cell table:style-name="Tableau1.A2" office:value-type="string">
            <text:p text:style-name="P6">Classement par catégorie de chaque élément ( visseries , machine , matériaux …) .</text:p>
            <text:p text:style-name="P6">Suivis des états des stocks ( rupture de stock , limité , ok) . Anticipation des commandes fournisseurs en fonction des commandes en cours et des éléments en stock .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6-Le Site web</text:p>
          </table:table-cell>
          <table:table-cell table:style-name="Tableau1.A2" office:value-type="string">
            <text:p text:style-name="P6">Site pour l'instant destiné aux particuliers et à l'entreprise CuisinAvenir .</text:p>
            <text:p text:style-name="P6">Gestion des produits du catalogue.</text:p>
            <text:p text:style-name="P6">Site avec différents rôles (partie client , partie administration).</text:p>
            <text:p text:style-name="P6">Site possédant une page d'information(FAQ).</text:p>
            <text:p text:style-name="P6">Base de donnée accessible de n'importe où à tout moment avec possibilité d'en faire une sauvegarde . 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7-Question diverse </text:p>
          </table:table-cell>
          <table:table-cell table:style-name="Tableau1.A2" office:value-type="string">
            <text:p text:style-name="P6">Budget suffisant pour s'équiper si nécessaire .</text:p>
            <text:p text:style-name="P6">Paiement sur le site par PayPal.</text:p>
            <text:p text:style-name="P6">Gestion actuel des stocks manuel (sous Excel).</text:p>
            <text:p text:style-name="P6">Limitation de vente au cuisine basique pour l'instant (cuisine complète ou élément de cuisine).</text:p>
            <text:p text:style-name="P6">Service téléphonique géré par la secrétaire( SAV , conseils ...) .</text:p>
            <text:p text:style-name="P6">Le délai nécessaire à la réalisation du projet est flexible selon le temps nécessaire à sa bonne réalisation.</text:p>
          </table:table-cell>
          <table:table-cell table:style-name="Tableau1.C2" office:value-type="string">
            <text:p text:style-name="P6"/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mpte rendu de la réunion du 18 septembre 2013<text:tab/>V1.0</text:p>
      </style:header>
      <style:footer>
        <text:p text:style-name="MP2">Page 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Z Jeremy</meta:initial-creator>
    <meta:creation-date>2013-09-18T16:32:26</meta:creation-date>
    <dc:date>2013-09-18T18:03:09</dc:date>
    <dc:creator>RASOLO Guillaume</dc:creator>
    <meta:editing-duration>PT27M16S</meta:editing-duration>
    <meta:editing-cycles>8</meta:editing-cycles>
    <meta:generator>LibreOffice/3.5$Linux_x86 LibreOffice_project/350m1$Build-2</meta:generator>
    <meta:document-statistic meta:table-count="5" meta:image-count="0" meta:object-count="0" meta:page-count="3" meta:paragraph-count="62" meta:word-count="410" meta:character-count="2530" meta:non-whitespace-character-count="2163"/>
  </office:meta>
</office:document-meta>
</file>